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officeooo:paragraph-rsid="00109aa5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 style:list-style-name="L1">
      <style:text-properties officeooo:paragraph-rsid="0038a920"/>
    </style:style>
    <style:style style:name="P11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7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officeooo:paragraph-rsid="00109aa5"/>
    </style:style>
    <style:style style:name="P19" style:family="paragraph" style:parent-style-name="Standard" style:list-style-name="L4">
      <style:text-properties officeooo:paragraph-rsid="00109aa5"/>
    </style:style>
    <style:style style:name="P20" style:family="paragraph" style:parent-style-name="Standard" style:list-style-name="L5">
      <style:text-properties officeooo:paragraph-rsid="00109aa5"/>
    </style:style>
    <style:style style:name="P21" style:family="paragraph" style:parent-style-name="Standard" style:list-style-name="L6">
      <style:text-properties officeooo:paragraph-rsid="00109aa5"/>
    </style:style>
    <style:style style:name="P22" style:family="paragraph" style:parent-style-name="Standard" style:list-style-name="L7">
      <style:text-properties officeooo:paragraph-rsid="00109aa5"/>
    </style:style>
    <style:style style:name="P23" style:family="paragraph" style:parent-style-name="Standard" style:list-style-name="L8">
      <style:text-properties officeooo:paragraph-rsid="00109aa5"/>
    </style:style>
    <style:style style:name="P24" style:family="paragraph" style:parent-style-name="Standard" style:list-style-name="L12">
      <style:text-properties officeooo:paragraph-rsid="0024245a"/>
    </style:style>
    <style:style style:name="P25" style:family="paragraph" style:parent-style-name="Standard" style:list-style-name="L13">
      <style:text-properties officeooo:paragraph-rsid="0032f302"/>
    </style:style>
    <style:style style:name="P26" style:family="paragraph" style:parent-style-name="Standard" style:list-style-name="L14">
      <style:text-properties officeooo:paragraph-rsid="0035048e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c4280"/>
    </style:style>
    <style:style style:name="T8" style:family="text">
      <style:text-properties officeooo:rsid="001e18cf"/>
    </style:style>
    <style:style style:name="T9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officeooo:rsid="001e18cf" style:font-size-asian="12pt" style:font-size-complex="12pt"/>
    </style:style>
    <style:style style:name="T14" style:family="text">
      <style:text-properties style:font-name="DejaVu Sans Condensed" fo:font-size="12pt" officeooo:rsid="00148c7a" style:font-size-asian="12pt" style:font-size-complex="12pt"/>
    </style:style>
    <style:style style:name="T15" style:family="text">
      <style:text-properties style:font-name="DejaVu Sans Condensed" fo:font-size="12pt" officeooo:rsid="00235b95" style:font-size-asian="12pt" style:font-size-complex="12pt"/>
    </style:style>
    <style:style style:name="T16" style:family="text">
      <style:text-properties style:font-name="DejaVu Sans Condensed" fo:font-size="12pt" officeooo:rsid="0032f302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324273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35048e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8a920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983ad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77889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5e93f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7dd7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style:text-underline-style="none" officeooo:rsid="002d54ee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style:text-underline-style="none" officeooo:rsid="0038a920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style:text-underline-style="none" officeooo:rsid="003983ad" style:font-size-asian="12pt" style:font-size-complex="12pt"/>
    </style:style>
    <style:style style:name="T38" style:family="text">
      <style:text-properties officeooo:rsid="0035048e"/>
    </style:style>
    <style:style style:name="T39" style:family="text">
      <style:text-properties officeooo:rsid="003983a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9"><text:span text:style-name="T29">1</text:span><text:span text:style-name="T34">0</text:span><text:span text:style-name="T29">2</text:span><text:span text:style-name="T30"> - </text:span><text:span text:style-name="T31">Controls - </text:span><text:span text:style-name="T32">Throttle </text:span><text:span text:style-name="T33">Grip</text:span></text:p>
      <text:p text:style-name="P7">U=Up, D=Down, F=Forward, B=Backward, L=Left, R=Right, P=Press, S-*=Shift-<text:span text:style-name="T7">*</text:span>, L-*=Long-<text:span text:style-name="T7">*</text:span></text:p>
      <text:p text:style-name="P7"/>
      <text:p text:style-name="P8"><text:span text:style-name="T9">Top</text:span><text:span text:style-name="T10"> </text:span><text:span text:style-name="T11">H</text:span><text:span text:style-name="T10">at</text:span></text:p>
      <text:list xml:id="list3588217989" text:style-name="L1">
        <text:list-item>
          <text:p text:style-name="P10"><text:span text:style-name="T24">U</text:span><text:span text:style-name="T25">: Mixture </text:span><text:span text:style-name="T26">RUN</text:span></text:p>
        </text:list-item>
        <text:list-item>
          <text:p text:style-name="P10"><text:span text:style-name="T24">D</text:span><text:span text:style-name="T25">: Mixture </text:span><text:span text:style-name="T26">IDLE CUT OFF</text:span></text:p>
        </text:list-item>
        <text:list-item>
          <text:p text:style-name="P10"><text:span text:style-name="T21">F</text:span><text:span text:style-name="T25">: </text:span><text:span text:style-name="T26">--</text:span></text:p>
        </text:list-item>
        <text:list-item>
          <text:p text:style-name="P10"><text:span text:style-name="T24">B</text:span><text:span text:style-name="T18">:</text:span><text:span text:style-name="T35"> </text:span><text:span text:style-name="T37">--</text:span></text:p>
        </text:list-item>
      </text:list>
      <text:p text:style-name="P2"><text:span text:style-name="T1">Top</text:span> <text:span text:style-name="T8">H</text:span>at <text:span text:style-name="T8">Ri</text:span>ng</text:p>
      <text:list xml:id="list4110029899" text:style-name="L2">
        <text:list-item>
          <text:p text:style-name="P11"><text:span text:style-name="T13">F/B</text:span><text:span text:style-name="T14">: </text:span><text:span text:style-name="T15">--</text:span></text:p>
        </text:list-item>
      </text:list>
      <text:p text:style-name="P8"><text:span text:style-name="T9">Middle </text:span><text:span text:style-name="T11">H</text:span><text:span text:style-name="T9">at</text:span><text:span text:style-name="T10"> -- </text:span><text:span text:style-name="T12">Communications</text:span></text:p>
      <text:list xml:id="list316463514" text:style-name="L3">
        <text:list-item>
          <text:p text:style-name="P12">U: (SRS radio 1 PTT)</text:p>
        </text:list-item>
        <text:list-item>
          <text:p text:style-name="P12">D: (SRS radio 2 PTT)</text:p>
        </text:list-item>
      </text:list>
      <text:p text:style-name="P5"><text:span text:style-name="T3">B</text:span><text:span text:style-name="T4">ottom </text:span><text:span text:style-name="T5">H</text:span><text:span text:style-name="T4">at</text:span></text:p>
      <text:list xml:id="list2541959541" text:style-name="L4">
        <text:list-item>
          <text:p text:style-name="P19"><text:span text:style-name="T18">F: </text:span><text:span text:style-name="T25">--</text:span></text:p>
        </text:list-item>
        <text:list-item>
          <text:p text:style-name="P19"><text:span text:style-name="T18">B: </text:span><text:span text:style-name="T25">--</text:span></text:p>
        </text:list-item>
      </text:list>
      <text:p text:style-name="P3"><text:span text:style-name="T1">F</text:span><text:span text:style-name="T6">ront </text:span><text:span text:style-name="T8">T</text:span><text:span text:style-name="T6">humb </text:span><text:span text:style-name="T8">B</text:span><text:span text:style-name="T6">utton</text:span></text:p>
      <text:list xml:id="list1498944083" text:style-name="L5">
        <text:list-item>
          <text:p text:style-name="P20"><text:span text:style-name="T18">P: </text:span><text:span text:style-name="T25">--</text:span></text:p>
        </text:list-item>
      </text:list>
      <text:p text:style-name="P5"><text:span text:style-name="T3">R</text:span><text:span text:style-name="T4">ear </text:span><text:span text:style-name="T5">T</text:span><text:span text:style-name="T4">humb </text:span><text:span text:style-name="T5">B</text:span><text:span text:style-name="T4">utton</text:span></text:p>
      <text:list xml:id="list1760833644" text:style-name="L6">
        <text:list-item>
          <text:p text:style-name="P21"><text:span text:style-name="T19">P: </text:span><text:span text:style-name="T25">--</text:span></text:p>
        </text:list-item>
      </text:list>
      <text:p text:style-name="P3"><text:span text:style-name="T1">B</text:span><text:span text:style-name="T6">ottom </text:span><text:span text:style-name="T8">T</text:span><text:span text:style-name="T6">humb </text:span><text:span text:style-name="T8">B</text:span><text:span text:style-name="T6">utton</text:span></text:p>
      <text:list xml:id="list2602620762" text:style-name="L7">
        <text:list-item>
          <text:p text:style-name="P22"><text:span text:style-name="T18">P: </text:span><text:span text:style-name="T26">Starter switch</text:span></text:p>
        </text:list-item>
        <text:list-item>
          <text:p text:style-name="P13">S-P: --</text:p>
        </text:list-item>
      </text:list>
      <text:p text:style-name="P3"><text:span text:style-name="T1">M</text:span><text:span text:style-name="T6">inistick</text:span></text:p>
      <text:list xml:id="list2398161251" text:style-name="L8">
        <text:list-item>
          <text:p text:style-name="P23"><text:span text:style-name="T19">Axes: </text:span><text:span text:style-name="T17">--</text:span></text:p>
        </text:list-item>
      </text:list>
      <text:list xml:id="list3799325152" text:style-name="L9">
        <text:list-item>
          <text:p text:style-name="P18"><text:span text:style-name="T14">P: </text:span><text:span text:style-name="T16">--</text:span></text:p>
        </text:list-item>
      </text:list>
      <text:p text:style-name="P1"><text:span text:style-name="T27">Middle </text:span><text:span text:style-name="T28">F</text:span><text:span text:style-name="T27">inger </text:span><text:span text:style-name="T28">H</text:span><text:span text:style-name="T27">at</text:span></text:p>
      <text:list xml:id="list3994197123" text:style-name="L10">
        <text:list-item>
          <text:p text:style-name="P14">U/<text:span text:style-name="T38">D/L/R</text:span>: --</text:p>
        </text:list-item>
      </text:list>
      <text:p text:style-name="P3"><text:span text:style-name="T1">Ring </text:span><text:span text:style-name="T8">F</text:span><text:span text:style-name="T1">inger </text:span><text:span text:style-name="T8">S</text:span><text:span text:style-name="T6">lider</text:span></text:p>
      <text:list xml:id="list2568578621" text:style-name="L11">
        <text:list-item>
          <text:p text:style-name="P15">U/D: --</text:p>
        </text:list-item>
      </text:list>
      <text:p text:style-name="P8"><text:span text:style-name="T9">P</text:span><text:span text:style-name="T10">inky </text:span><text:span text:style-name="T11">S</text:span><text:span text:style-name="T9">witch</text:span></text:p>
      <text:list xml:id="list1728607792" text:style-name="L12">
        <text:list-item>
          <text:p text:style-name="P24"><text:span text:style-name="T23">U</text:span><text:span text:style-name="T24">/D</text:span><text:span text:style-name="T23">: </text:span><text:span text:style-name="T22">--</text:span></text:p>
        </text:list-item>
      </text:list>
      <text:p text:style-name="P4"><text:span text:style-name="T3">P</text:span><text:span text:style-name="T2">inky </text:span><text:span text:style-name="T5">B</text:span><text:span text:style-name="T2">utton</text:span></text:p>
      <text:list xml:id="list20628404" text:style-name="L13">
        <text:list-item>
          <text:p text:style-name="P25"><text:span text:style-name="T19">P: </text:span><text:span text:style-name="T20">--</text:span></text:p>
        </text:list-item>
      </text:list>
      <text:p text:style-name="P2">Pinky <text:span text:style-name="T8">W</text:span>heel</text:p>
      <text:list xml:id="list3631705629" text:style-name="L14">
        <text:list-item>
          <text:p text:style-name="P16">F: --</text:p>
        </text:list-item>
        <text:list-item>
          <text:p text:style-name="P17">B: --</text:p>
        </text:list-item>
        <text:list-item>
          <text:p text:style-name="P26"><text:span text:style-name="T18">P: </text:span><text:span text:style-name="T25">--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21:44:48.841000000</dc:date>
    <meta:editing-duration>PT6H25M51S</meta:editing-duration>
    <meta:editing-cycles>4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25" meta:character-count="524" meta:non-whitespace-character-count="458"/>
  </office:meta>
</office:document-meta>
</file>